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0515" officeooo:paragraph-rsid="000f0515"/>
    </style:style>
    <style:style style:name="P2" style:family="paragraph" style:parent-style-name="Standard">
      <style:text-properties officeooo:rsid="000f0515" officeooo:paragraph-rsid="000f0515"/>
    </style:style>
    <style:style style:name="P3" style:family="paragraph" style:parent-style-name="Standard">
      <style:text-properties officeooo:rsid="000f0882" officeooo:paragraph-rsid="000f0882"/>
    </style:style>
    <style:style style:name="P4" style:family="paragraph" style:parent-style-name="Standard">
      <style:paragraph-properties fo:text-align="start" style:justify-single-word="false"/>
      <style:text-properties officeooo:rsid="000f0882" officeooo:paragraph-rsid="000f08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s</text:p>
      <text:p text:style-name="P1"/>
      <text:p text:style-name="P1">1 Criar o arqui gitignore e ignorar arquivos de planejamento.</text:p>
      <text:p text:style-name="P1"/>
      <text:p text:style-name="P1">2 Formatar o arquivo index.html utilizando o bootstrap.</text:p>
      <text:p text:style-name="P1"/>
      <text:p text:style-name="P3">3- Adicionar a ferramenta usada para editar o markdown</text:p>
      <text:p text:style-name="P3"/>
      <text:p text:style-name="P3"/>
      <text:p text:style-name="P3"/>
      <text:p text:style-name="P3"/>
      <text:p text:style-name="P3"/>
      <text:p text:style-name="P3"/>
      <text:p text:style-name="P4"><text:s text:c="3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4T14:25:53.910000000</dc:date>
    <meta:editing-duration>PT2M30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5" meta:word-count="28" meta:character-count="214" meta:non-whitespace-character-count="155"/>
  </office:meta>
</office:document-meta>
</file>